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he Real solution to 1) punish racists 2) create a sustainable economic base 3) take away racists ability to make war against African Americans is:</text:p>
      <text:p text:style-name="P1"/>
      <text:p text:style-name="P1">A) Arrest racists</text:p>
      <text:p text:style-name="P1">B) Have them work in for profit prisons</text:p>
      <text:p text:style-name="P1">C) Auction labor to American companies</text:p>
      <text:p text:style-name="P1">D) Send profits to Black owned bank</text:p>
      <text:p text:style-name="P1">E) Have bank create accounts linked to debit cards</text:p>
      <text:p text:style-name="P1">F) Fund with $2000 every month (or $1,000 every two weeks))</text:p>
      <text:p text:style-name="P1">G) Only qualify Blacks who have not sold out or dissed me</text:p>
      <text:p text:style-name="P1"/>
      <text:p text:style-name="P1">Politicians who endlessly argue over reparations do not expect reparations to happen. They are riding the clock. They merely want to pretend they are doing something. I am mad at them because I know they are misrepresentation and unqualified. Appointing them as leaders of the Black community prevents authentic leadership. They are pick me negroes.</text:p>
      <text:p text:style-name="P1"/>
      <text:p text:style-name="P1"/>
      <text:p text:style-name="P1">I am going to purchase private prisons in every state. I am going to found a bank called Malone Bank. Here is operational flow:</text:p>
      <text:p text:style-name="P1"/>
      <text:p text:style-name="P1"/>
      <text:p text:style-name="P1">1. White offenders go to prison</text:p>
      <text:p text:style-name="P1">2. Perform labor</text:p>
      <text:p text:style-name="P1">3. Labor is sold to corporations</text:p>
      <text:p text:style-name="P1">4. Money is sent to bank controlled program</text:p>
      <text:p text:style-name="P1">5. Applicants apply for relief at bank branches</text:p>
      <text:p text:style-name="P1">6. I decide who gets approved</text:p>
      <text:p text:style-name="P1">7. Once approved $1,000 is deposited every two weeks.</text:p>
      <text:p text:style-name="P1"/>
      <text:p text:style-name="P1">The problems the FBA faces are many:</text:p>
      <text:p text:style-name="P1"/>
      <text:p text:style-name="P1">1. Lack of transparency</text:p>
      <text:p text:style-name="P1">2. Branding issues</text:p>
      <text:p text:style-name="P1">3. Slavery focus</text:p>
      <text:p text:style-name="P1">4. Bloodline requirements</text:p>
      <text:p text:style-name="P1">5. How the money is funded</text:p>
      <text:p text:style-name="P1">6. How money is spent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30M13S</meta:editing-duration>
    <meta:editing-cycles>3</meta:editing-cycles>
    <meta:generator>OpenOffice/4.1.15$Win32 OpenOffice.org_project/4115m2$Build-9813</meta:generator>
    <dc:date>2026-04-10T09:19:17.42</dc:date>
    <meta:document-statistic meta:table-count="0" meta:image-count="0" meta:object-count="0" meta:page-count="1" meta:paragraph-count="24" meta:word-count="237" meta:character-count="1334"/>
    <dc:creator>Joseph Malone</dc:creator>
    <meta:user-defined meta:name="Info 1"/>
    <meta:user-defined meta:name="Info 2"/>
    <meta:user-defined meta:name="Info 3"/>
    <meta:user-defined meta:name="Info 4"/>
  </office:meta>
</office:document-meta>
</file>